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d3b36" officeooo:paragraph-rsid="000d3b36"/>
    </style:style>
    <style:style style:name="P2" style:family="paragraph" style:parent-style-name="Standard">
      <style:text-properties officeooo:rsid="000d3b36" officeooo:paragraph-rsid="000efa43"/>
    </style:style>
    <style:style style:name="P3" style:family="paragraph" style:parent-style-name="Standard">
      <style:text-properties officeooo:rsid="000d3b36" officeooo:paragraph-rsid="00279323"/>
    </style:style>
    <style:style style:name="P4" style:family="paragraph" style:parent-style-name="Standard">
      <style:text-properties officeooo:rsid="000d3b36" officeooo:paragraph-rsid="00321907"/>
    </style:style>
    <style:style style:name="P5" style:family="paragraph" style:parent-style-name="Standard">
      <style:text-properties officeooo:rsid="0017100e" officeooo:paragraph-rsid="0017100e"/>
    </style:style>
    <style:style style:name="P6" style:family="paragraph" style:parent-style-name="Standard">
      <style:text-properties officeooo:rsid="0017100e" officeooo:paragraph-rsid="00321907"/>
    </style:style>
    <style:style style:name="P7" style:family="paragraph" style:parent-style-name="Standard">
      <style:text-properties officeooo:rsid="00122654" officeooo:paragraph-rsid="00137e70"/>
    </style:style>
    <style:style style:name="P8" style:family="paragraph" style:parent-style-name="Standard">
      <style:text-properties officeooo:rsid="00122654" officeooo:paragraph-rsid="003584db"/>
    </style:style>
    <style:style style:name="P9" style:family="paragraph" style:parent-style-name="Standard">
      <style:text-properties fo:color="#000000" style:font-name="Monospace" fo:font-size="10pt" officeooo:rsid="00178bc7" officeooo:paragraph-rsid="00321907" style:font-size-asian="10pt"/>
    </style:style>
    <style:style style:name="P10" style:family="paragraph" style:parent-style-name="Standard">
      <style:text-properties officeooo:rsid="00148309" officeooo:paragraph-rsid="00148309"/>
    </style:style>
    <style:style style:name="P11" style:family="paragraph" style:parent-style-name="Standard">
      <style:text-properties fo:font-weight="bold" officeooo:rsid="0010eece" officeooo:paragraph-rsid="00279323" style:font-weight-asian="bold" style:font-weight-complex="bold"/>
    </style:style>
    <style:style style:name="P12" style:family="paragraph" style:parent-style-name="Standard">
      <style:text-properties fo:font-weight="bold" officeooo:rsid="0010eece" officeooo:paragraph-rsid="002c0d58" style:font-weight-asian="bold" style:font-weight-complex="bold"/>
    </style:style>
    <style:style style:name="P13" style:family="paragraph" style:parent-style-name="Standard">
      <style:text-properties fo:font-weight="bold" officeooo:rsid="00381c52" officeooo:paragraph-rsid="00381c52" style:font-weight-asian="bold" style:font-weight-complex="bold"/>
    </style:style>
    <style:style style:name="P14" style:family="paragraph" style:parent-style-name="Standard">
      <style:text-properties officeooo:rsid="0011aa80" officeooo:paragraph-rsid="002c7d2e"/>
    </style:style>
    <style:style style:name="P15" style:family="paragraph" style:parent-style-name="Standard">
      <style:text-properties fo:font-weight="normal" officeooo:rsid="0010eece" officeooo:paragraph-rsid="00279323" style:font-weight-asian="normal" style:font-weight-complex="normal"/>
    </style:style>
    <style:style style:name="P16" style:family="paragraph" style:parent-style-name="Standard">
      <style:text-properties fo:font-weight="normal" officeooo:rsid="0028c9e9" officeooo:paragraph-rsid="0028c9e9" style:font-weight-asian="normal" style:font-weight-complex="normal"/>
    </style:style>
    <style:style style:name="P17" style:family="paragraph" style:parent-style-name="Standard">
      <style:text-properties fo:font-weight="normal" officeooo:rsid="002a5c1b" officeooo:paragraph-rsid="002a5c1b" style:font-weight-asian="normal" style:font-weight-complex="normal"/>
    </style:style>
    <style:style style:name="P18" style:family="paragraph" style:parent-style-name="Standard">
      <style:text-properties fo:font-weight="normal" officeooo:rsid="002a5c1b" officeooo:paragraph-rsid="002c0d58" style:font-weight-asian="normal" style:font-weight-complex="normal"/>
    </style:style>
    <style:style style:name="P19" style:family="paragraph" style:parent-style-name="Standard">
      <style:text-properties fo:font-weight="normal" officeooo:rsid="002a5c1b" officeooo:paragraph-rsid="002c7d2e" style:font-weight-asian="normal" style:font-weight-complex="normal"/>
    </style:style>
    <style:style style:name="P20" style:family="paragraph" style:parent-style-name="Standard">
      <style:text-properties fo:font-weight="normal" officeooo:rsid="002c0d58" officeooo:paragraph-rsid="002c0d58" style:font-weight-asian="normal" style:font-weight-complex="normal"/>
    </style:style>
    <style:style style:name="P21" style:family="paragraph" style:parent-style-name="Standard">
      <style:text-properties officeooo:rsid="0010eece" officeooo:paragraph-rsid="00279323"/>
    </style:style>
    <style:style style:name="P22" style:family="paragraph" style:parent-style-name="Standard">
      <style:text-properties officeooo:rsid="00245a01" officeooo:paragraph-rsid="00245a01"/>
    </style:style>
    <style:style style:name="P23" style:family="paragraph" style:parent-style-name="Standard">
      <style:text-properties officeooo:rsid="0025b66d" officeooo:paragraph-rsid="0025b66d"/>
    </style:style>
    <style:style style:name="P24" style:family="paragraph" style:parent-style-name="Standard">
      <style:text-properties officeooo:rsid="0025b66d" officeooo:paragraph-rsid="0025e639"/>
    </style:style>
    <style:style style:name="P25" style:family="paragraph" style:parent-style-name="Standard">
      <style:text-properties officeooo:paragraph-rsid="0025b66d"/>
    </style:style>
    <style:style style:name="P26" style:family="paragraph" style:parent-style-name="Standard">
      <style:text-properties officeooo:rsid="00279323" officeooo:paragraph-rsid="00279323"/>
    </style:style>
    <style:style style:name="P27" style:family="paragraph" style:parent-style-name="Standard">
      <style:text-properties officeooo:paragraph-rsid="00148309"/>
    </style:style>
    <style:style style:name="P28" style:family="paragraph" style:parent-style-name="Standard">
      <style:text-properties officeooo:rsid="0028c9e9" officeooo:paragraph-rsid="0028c9e9"/>
    </style:style>
    <style:style style:name="P29" style:family="paragraph" style:parent-style-name="Standard">
      <style:text-properties officeooo:rsid="0028c9e9" officeooo:paragraph-rsid="002c0d58"/>
    </style:style>
    <style:style style:name="P30" style:family="paragraph" style:parent-style-name="Standard">
      <style:text-properties officeooo:rsid="0028c9e9" officeooo:paragraph-rsid="0030ad81"/>
    </style:style>
    <style:style style:name="P31" style:family="paragraph" style:parent-style-name="Standard">
      <style:text-properties officeooo:rsid="0030ad81" officeooo:paragraph-rsid="0030ad81"/>
    </style:style>
    <style:style style:name="P32" style:family="paragraph" style:parent-style-name="Standard">
      <style:text-properties officeooo:rsid="0031110d" officeooo:paragraph-rsid="0031110d"/>
    </style:style>
    <style:style style:name="P33" style:family="paragraph" style:parent-style-name="Standard">
      <style:text-properties officeooo:rsid="001f194e" officeooo:paragraph-rsid="00321907"/>
    </style:style>
    <style:style style:name="P34" style:family="paragraph" style:parent-style-name="Standard">
      <style:text-properties officeooo:rsid="001d2aa9" officeooo:paragraph-rsid="00321907"/>
    </style:style>
    <style:style style:name="P35" style:family="paragraph" style:parent-style-name="Standard">
      <style:text-properties officeooo:rsid="00321907" officeooo:paragraph-rsid="00321907"/>
    </style:style>
    <style:style style:name="P36" style:family="paragraph" style:parent-style-name="Standard">
      <style:text-properties officeooo:rsid="003584db" officeooo:paragraph-rsid="003584db"/>
    </style:style>
    <style:style style:name="P37" style:family="paragraph" style:parent-style-name="Standard">
      <style:text-properties officeooo:rsid="0025e639" officeooo:paragraph-rsid="0025e639"/>
    </style:style>
    <style:style style:name="P38" style:family="paragraph" style:parent-style-name="Text_20_body">
      <style:text-properties officeooo:paragraph-rsid="0021711f"/>
    </style:style>
    <style:style style:name="P39" style:family="paragraph" style:parent-style-name="Text_20_body">
      <style:text-properties officeooo:rsid="00343440" officeooo:paragraph-rsid="00343440"/>
    </style:style>
    <style:style style:name="P40" style:family="paragraph" style:parent-style-name="Text_20_body">
      <style:text-properties officeooo:rsid="0021711f"/>
    </style:style>
    <style:style style:name="P41" style:family="paragraph" style:parent-style-name="Text_20_body">
      <style:text-properties officeooo:rsid="003945d6" officeooo:paragraph-rsid="003945d6"/>
    </style:style>
    <style:style style:name="P42" style:family="paragraph" style:parent-style-name="Text_20_body">
      <style:text-properties officeooo:rsid="003a50be" officeooo:paragraph-rsid="003a50be"/>
    </style:style>
    <style:style style:name="P43" style:family="paragraph" style:parent-style-name="Heading_20_1">
      <style:text-properties officeooo:paragraph-rsid="00279323"/>
    </style:style>
    <style:style style:name="P44" style:family="paragraph" style:parent-style-name="Heading_20_1">
      <style:text-properties officeooo:rsid="00343440" officeooo:paragraph-rsid="00343440"/>
    </style:style>
    <style:style style:name="P45" style:family="paragraph" style:parent-style-name="Heading_20_1">
      <style:paragraph-properties fo:break-before="page"/>
      <style:text-properties fo:color="#000000" style:font-name="Monospace" fo:font-size="10pt" officeooo:rsid="00178bc7" style:font-size-asian="10pt"/>
    </style:style>
    <style:style style:name="P46" style:family="paragraph" style:parent-style-name="Heading_20_2">
      <style:text-properties officeooo:rsid="0021711f" officeooo:paragraph-rsid="0021711f"/>
    </style:style>
    <style:style style:name="P47" style:family="paragraph" style:parent-style-name="Standard" style:list-style-name="L1">
      <style:text-properties fo:font-weight="normal" officeooo:rsid="0010eece" officeooo:paragraph-rsid="002c0d58" style:font-weight-asian="normal" style:font-weight-complex="normal"/>
    </style:style>
    <style:style style:name="P48" style:family="paragraph" style:parent-style-name="Standard" style:list-style-name="L4">
      <style:text-properties fo:font-weight="normal" officeooo:rsid="002a5c1b" officeooo:paragraph-rsid="002c0d58" style:font-weight-asian="normal" style:font-weight-complex="normal"/>
    </style:style>
    <style:style style:name="P49" style:family="paragraph" style:parent-style-name="Standard" style:list-style-name="L5">
      <style:text-properties fo:font-weight="normal" officeooo:rsid="002a5c1b" officeooo:paragraph-rsid="002c7d2e" style:font-weight-asian="normal" style:font-weight-complex="normal"/>
    </style:style>
    <style:style style:name="P50" style:family="paragraph" style:parent-style-name="Standard" style:list-style-name="L4">
      <style:text-properties fo:font-weight="normal" officeooo:rsid="002c7d2e" officeooo:paragraph-rsid="002c7d2e" style:font-weight-asian="normal" style:font-weight-complex="normal"/>
    </style:style>
    <style:style style:name="P51" style:family="paragraph" style:parent-style-name="Standard" style:list-style-name="L7">
      <style:text-properties fo:font-weight="normal" officeooo:rsid="002c7d2e" officeooo:paragraph-rsid="002c7d2e" style:font-weight-asian="normal" style:font-weight-complex="normal"/>
    </style:style>
    <style:style style:name="P52" style:family="paragraph" style:parent-style-name="Standard" style:list-style-name="L5">
      <style:text-properties fo:font-weight="normal" officeooo:rsid="002c0d58" officeooo:paragraph-rsid="002ed4b1" style:font-weight-asian="normal" style:font-weight-complex="normal"/>
    </style:style>
    <style:style style:name="P53" style:family="paragraph" style:parent-style-name="Standard" style:list-style-name="L5">
      <style:text-properties fo:font-weight="normal" officeooo:rsid="0011aa80" officeooo:paragraph-rsid="002ed4b1" style:font-weight-asian="normal" style:font-weight-complex="normal"/>
    </style:style>
    <style:style style:name="P54" style:family="paragraph" style:parent-style-name="Standard" style:list-style-name="L2">
      <style:text-properties officeooo:rsid="000efa43" officeooo:paragraph-rsid="00279323"/>
    </style:style>
    <style:style style:name="P55" style:family="paragraph" style:parent-style-name="Standard" style:list-style-name="L3">
      <style:text-properties officeooo:rsid="000efa43" officeooo:paragraph-rsid="00279323"/>
    </style:style>
    <style:style style:name="P56" style:family="paragraph" style:parent-style-name="Standard" style:list-style-name="L2">
      <style:text-properties officeooo:rsid="002c0d58" officeooo:paragraph-rsid="002c0d58"/>
    </style:style>
    <style:style style:name="P57" style:family="paragraph" style:parent-style-name="Standard" style:list-style-name="L2">
      <style:text-properties officeooo:rsid="00137e70" officeooo:paragraph-rsid="00279323"/>
    </style:style>
    <style:style style:name="P58" style:family="paragraph" style:parent-style-name="Standard" style:list-style-name="L3">
      <style:text-properties officeooo:rsid="000d3b36" officeooo:paragraph-rsid="00279323"/>
    </style:style>
    <style:style style:name="P59" style:family="paragraph" style:parent-style-name="Standard" style:list-style-name="L3">
      <style:text-properties officeooo:rsid="00119011" officeooo:paragraph-rsid="00279323"/>
    </style:style>
    <style:style style:name="P60" style:family="paragraph" style:parent-style-name="Standard" style:list-style-name="L3">
      <style:text-properties officeooo:rsid="0010eece" officeooo:paragraph-rsid="00279323"/>
    </style:style>
    <style:style style:name="P61" style:family="paragraph" style:parent-style-name="Standard" style:list-style-name="L5">
      <style:text-properties officeooo:paragraph-rsid="002c7d2e"/>
    </style:style>
    <style:style style:name="P62" style:family="paragraph" style:parent-style-name="Standard" style:list-style-name="L6">
      <style:text-properties officeooo:paragraph-rsid="00321907"/>
    </style:style>
    <style:style style:name="P63" style:family="paragraph" style:parent-style-name="Standard" style:list-style-name="L6">
      <style:text-properties fo:color="#000000" style:font-name="Monospace" fo:font-size="10pt" officeooo:rsid="00178bc7" officeooo:paragraph-rsid="00321907" style:font-size-asian="10pt"/>
    </style:style>
    <style:style style:name="P64" style:family="paragraph" style:parent-style-name="Standard" style:list-style-name="L6">
      <style:text-properties fo:color="#000000" style:font-name="Monospace" fo:font-size="10pt" officeooo:rsid="0017100e" officeooo:paragraph-rsid="00321907" style:font-size-asian="10pt"/>
    </style:style>
    <style:style style:name="P65" style:family="paragraph" style:parent-style-name="Standard" style:list-style-name="L8"/>
    <style:style style:name="P66" style:family="paragraph" style:parent-style-name="Standard" style:list-style-name="L8">
      <style:text-properties officeooo:rsid="00245a01" officeooo:paragraph-rsid="00245a01"/>
    </style:style>
    <style:style style:name="P67" style:family="paragraph" style:parent-style-name="Standard" style:list-style-name="L8">
      <style:text-properties officeooo:rsid="0025b66d" officeooo:paragraph-rsid="0025b66d"/>
    </style:style>
    <style:style style:name="P68" style:family="paragraph" style:parent-style-name="Standard" style:list-style-name="L9">
      <style:text-properties officeooo:paragraph-rsid="00279323"/>
    </style:style>
    <style:style style:name="P69" style:family="paragraph" style:parent-style-name="Standard" style:list-style-name="L9">
      <style:text-properties officeooo:rsid="00279323" officeooo:paragraph-rsid="00279323"/>
    </style:style>
    <style:style style:name="P70" style:family="paragraph" style:parent-style-name="Standard" style:list-style-name="L10">
      <style:text-properties officeooo:paragraph-rsid="003584db"/>
    </style:style>
    <style:style style:name="P71" style:family="paragraph" style:parent-style-name="Standard" style:list-style-name="L10">
      <style:text-properties officeooo:rsid="00122654" officeooo:paragraph-rsid="003584db"/>
    </style:style>
    <style:style style:name="P72" style:family="paragraph" style:parent-style-name="Standard" style:list-style-name="L10">
      <style:text-properties officeooo:rsid="00122654" officeooo:paragraph-rsid="00137e70"/>
    </style:style>
    <style:style style:name="P73" style:family="paragraph" style:parent-style-name="Standard" style:list-style-name="L10">
      <style:text-properties officeooo:rsid="00148309" officeooo:paragraph-rsid="00148309"/>
    </style:style>
    <style:style style:name="P74" style:family="paragraph" style:parent-style-name="Standard" style:list-style-name="L11">
      <style:text-properties officeooo:rsid="00148309" officeooo:paragraph-rsid="00148309"/>
    </style:style>
    <style:style style:name="P75" style:family="paragraph" style:parent-style-name="Standard" style:list-style-name="L12">
      <style:text-properties officeooo:rsid="00148309" officeooo:paragraph-rsid="00148309"/>
    </style:style>
    <style:style style:name="P76" style:family="paragraph" style:parent-style-name="Standard">
      <style:text-properties officeooo:rsid="00148309" officeooo:paragraph-rsid="00148309"/>
    </style:style>
    <style:style style:name="P77" style:family="paragraph" style:parent-style-name="Standard">
      <style:text-properties officeooo:rsid="003aa438" officeooo:paragraph-rsid="003aa438"/>
    </style:style>
    <style:style style:name="P78" style:family="paragraph" style:parent-style-name="Standard" style:list-style-name="L13">
      <style:text-properties officeooo:rsid="003aa438" officeooo:paragraph-rsid="003aa438"/>
    </style:style>
    <style:style style:name="P79" style:family="paragraph" style:parent-style-name="Standard" style:list-style-name="L14">
      <style:text-properties officeooo:rsid="003aa438" officeooo:paragraph-rsid="003aa438"/>
    </style:style>
    <style:style style:name="P80" style:family="paragraph" style:parent-style-name="Standard">
      <style:text-properties officeooo:rsid="0017100e" officeooo:paragraph-rsid="00321907"/>
    </style:style>
    <style:style style:name="P81" style:family="paragraph" style:parent-style-name="Standard">
      <style:text-properties officeooo:rsid="003b4f03" officeooo:paragraph-rsid="003b4f03"/>
    </style:style>
    <style:style style:name="T1" style:family="text">
      <style:text-properties officeooo:rsid="000efa43"/>
    </style:style>
    <style:style style:name="T2" style:family="text">
      <style:text-properties officeooo:rsid="0010eece"/>
    </style:style>
    <style:style style:name="T3" style:family="text">
      <style:text-properties fo:font-weight="bold" style:font-weight-asian="bold" style:font-weight-complex="bold"/>
    </style:style>
    <style:style style:name="T4" style:family="text">
      <style:text-properties fo:font-weight="bold" officeooo:rsid="002a5c1b" style:font-weight-asian="bold" style:font-weight-complex="bold"/>
    </style:style>
    <style:style style:name="T5" style:family="text">
      <style:text-properties fo:font-weight="bold" officeooo:rsid="002c0d58" style:font-weight-asian="bold" style:font-weight-complex="bold"/>
    </style:style>
    <style:style style:name="T6" style:family="text">
      <style:text-properties fo:font-weight="bold" officeooo:rsid="002c7d2e" style:font-weight-asian="bold" style:font-weight-complex="bold"/>
    </style:style>
    <style:style style:name="T7" style:family="text">
      <style:text-properties fo:font-weight="bold" officeooo:rsid="002ed4b1" style:font-weight-asian="bold" style:font-weight-complex="bold"/>
    </style:style>
    <style:style style:name="T8" style:family="text">
      <style:text-properties fo:font-weight="bold" officeooo:rsid="0030ad81" style:font-weight-asian="bold" style:font-weight-complex="bold"/>
    </style:style>
    <style:style style:name="T9" style:family="text">
      <style:text-properties fo:font-weight="bold" officeooo:rsid="00321907" style:font-weight-asian="bold" style:font-weight-complex="bold"/>
    </style:style>
    <style:style style:name="T10" style:family="text">
      <style:text-properties officeooo:rsid="00119011"/>
    </style:style>
    <style:style style:name="T11" style:family="text">
      <style:text-properties officeooo:rsid="0011aa80"/>
    </style:style>
    <style:style style:name="T12" style:family="text">
      <style:text-properties fo:font-weight="normal" officeooo:rsid="0010eece" style:font-weight-asian="normal" style:font-weight-complex="normal"/>
    </style:style>
    <style:style style:name="T13" style:family="text">
      <style:text-properties fo:font-weight="normal" officeooo:rsid="002a5c1b" style:font-weight-asian="normal" style:font-weight-complex="normal"/>
    </style:style>
    <style:style style:name="T14" style:family="text">
      <style:text-properties fo:font-weight="normal" officeooo:rsid="0028c9e9" style:font-weight-asian="normal" style:font-weight-complex="normal"/>
    </style:style>
    <style:style style:name="T15" style:family="text">
      <style:text-properties fo:font-weight="normal" officeooo:rsid="002c7d2e" style:font-weight-asian="normal" style:font-weight-complex="normal"/>
    </style:style>
    <style:style style:name="T16" style:family="text">
      <style:text-properties fo:font-weight="normal" officeooo:rsid="002ed4b1" style:font-weight-asian="normal" style:font-weight-complex="normal"/>
    </style:style>
    <style:style style:name="T17" style:family="text">
      <style:text-properties officeooo:rsid="00137e70"/>
    </style:style>
    <style:style style:name="T18" style:family="text">
      <style:text-properties fo:color="#000000" style:font-name="Monospace" fo:font-size="10pt" style:font-size-asian="10pt"/>
    </style:style>
    <style:style style:name="T19" style:family="text">
      <style:text-properties fo:color="#000000" style:font-name="Monospace" fo:font-size="10pt" officeooo:rsid="0017100e" style:font-size-asian="10pt"/>
    </style:style>
    <style:style style:name="T20" style:family="text">
      <style:text-properties fo:color="#000000" style:font-name="Monospace" fo:font-size="10pt" officeooo:rsid="00178bc7" style:font-size-asian="10pt"/>
    </style:style>
    <style:style style:name="T21" style:family="text">
      <style:text-properties fo:color="#000000" style:font-name="Monospace" fo:font-size="10pt" officeooo:rsid="001fc7be" style:font-size-asian="10pt"/>
    </style:style>
    <style:style style:name="T22" style:family="text">
      <style:text-properties fo:color="#000000" style:font-name="Monospace" fo:font-size="10pt" fo:background-color="#ffff96" loext:char-shading-value="0" style:font-size-asian="10pt"/>
    </style:style>
    <style:style style:name="T23" style:family="text">
      <style:text-properties fo:background-color="#b2b2b2" loext:char-shading-value="0"/>
    </style:style>
    <style:style style:name="T24" style:family="text">
      <style:text-properties officeooo:rsid="0025b66d"/>
    </style:style>
    <style:style style:name="T25" style:family="text">
      <style:text-properties officeooo:rsid="0025e639"/>
    </style:style>
    <style:style style:name="T26" style:family="text">
      <style:text-properties officeooo:rsid="00279323"/>
    </style:style>
    <style:style style:name="T27" style:family="text">
      <style:text-properties officeooo:rsid="0028c9e9"/>
    </style:style>
    <style:style style:name="T28" style:family="text">
      <style:text-properties officeooo:rsid="002a5c1b"/>
    </style:style>
    <style:style style:name="T29" style:family="text">
      <style:text-properties officeooo:rsid="002a887f"/>
    </style:style>
    <style:style style:name="T30" style:family="text">
      <style:text-properties officeooo:rsid="002c0d58"/>
    </style:style>
    <style:style style:name="T31" style:family="text">
      <style:text-properties officeooo:rsid="002c7d2e"/>
    </style:style>
    <style:style style:name="T32" style:family="text">
      <style:text-properties officeooo:rsid="002ed4b1"/>
    </style:style>
    <style:style style:name="T33" style:family="text">
      <style:text-properties officeooo:rsid="0030ad81"/>
    </style:style>
    <style:style style:name="T34" style:family="text">
      <style:text-properties officeooo:rsid="0031110d"/>
    </style:style>
    <style:style style:name="T35" style:family="text">
      <style:text-properties officeooo:rsid="00321907"/>
    </style:style>
    <style:style style:name="T36" style:family="text">
      <style:text-properties officeooo:rsid="003584db"/>
    </style:style>
    <style:style style:name="T37" style:family="text">
      <style:text-properties officeooo:rsid="003b4f0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span text:style-name="T26">F</text:span>unctioneel</text:p>
      <text:p text:style-name="P13">inleiding:</text:p>
      <text:p text:style-name="P3">De doptrack.tudelft.nl server is een linux machine waarop de ontvanger en recorder is aangesloten.</text:p>
      <text:p text:style-name="P3">Op deze machine draait een script dat bepaald wanneer een sateliet in de goede positie is om <text:span text:style-name="T33">e</text:span>en opname te starten. <text:span text:style-name="T33">Dit </text:span>resulteert <text:span text:style-name="T33">een opname planning, waarbij de recorder op de juiste momenten een opname maakt.</text:span></text:p>
      <text:p text:style-name="P3"/>
      <text:p text:style-name="P3">Deze webapplicatie sluit aan op deze <text:span text:style-name="T27">bestaande </text:span>werkwijze.</text:p>
      <text:p text:style-name="P31">Een student kan dan zijn eigen opname plan toevoegen aan de bestaande plannen. </text:p>
      <text:p text:style-name="P3"/>
      <text:p text:style-name="P28">De applicatie kent de volgende gebruikers <text:span text:style-name="T33">groepen.</text:span></text:p>
      <text:p text:style-name="P32"><text:tab/>(Tussen haakjes staat de benodigde instelling bij de user.)</text:p>
      <text:p text:style-name="P30"/>
      <text:p text:style-name="P12"><text:span text:style-name="T34">Niet ingelogd = a</text:span>nononieme gebruiker</text:p>
      <text:list xml:id="list2862991852" text:style-name="L1">
        <text:list-item>
          <text:p text:style-name="P47">default word een cms pagina getoond, met informatie over <text:span text:style-name="T34">bijvoorbeeld </text:span>de hardwdare opstelling en wat je er mee kan.</text:p>
        </text:list-item>
        <text:list-item>
          <text:p text:style-name="P47">kan verzoek indienen via deze webapp. Dit verzoek word per email verstuurd naar alle superusers en de gebruiker krijgt op ingevoerde reply email adress een bevestiging.<text:line-break/><text:span text:style-name="T11">Om te voorkomen dat deze website als spam verspreider word gebruikt moet een capcha worden ingevuld.</text:span></text:p>
        </text:list-item>
        <text:list-item>
          <text:p text:style-name="P47">Recordings die op de server verwerkt zijn tot images <text:span text:style-name="T10">waarin het dopler effect te zien is </text:span>kunnen worden bekeken via deze applicatie. <text:span text:style-name="T10">Het duurt ongeveer 15 sec voor alle 2000 image en tumbnail urls teruggestuurd zijn. Daarna is deze info 1 uur aanwezig in de webapp cache.</text:span></text:p>
        </text:list-item>
      </text:list>
      <text:p text:style-name="P29"/>
      <text:p text:style-name="P21"><text:span text:style-name="T5">D</text:span><text:span text:style-name="T3">ocent</text:span><text:span text:style-name="T8">en</text:span><text:span text:style-name="T3">: <text:s/></text:span><text:span text:style-name="T6">(groep </text:span><text:span text:style-name="T8">docent</text:span><text:span text:style-name="T6">)</text:span></text:p>
      <text:list xml:id="list1193820201" text:style-name="L2">
        <text:list-item>
          <text:p text:style-name="P54">Een docent kan een course aanmaken met een start en einddatum.<text:line-break/><text:span text:style-name="T30">De start en einddatum kunnen elkaar niet overlappen, <text:line-break/>Ook kan de tijdsduur van de tijdsloten worden ingevoerd.</text:span></text:p>
        </text:list-item>
        <text:list-item>
          <text:p text:style-name="P54">Daarna kunnen studenten worden toegewezen aan de course.</text:p>
        </text:list-item>
        <text:list-item>
          <text:p text:style-name="P54">Default kan een docent tijdsloten toekennen aan studenten. Dit gaat via een drag en drop. </text:p>
        </text:list-item>
        <text:list-item>
          <text:p text:style-name="P56">Als achteraf de start en eindtijd of de tijdslot afmeting worden aangepast, dan kunnen studenten hun toegewezen tijdslot kwijtraken.</text:p>
        </text:list-item>
        <text:list-item>
          <text:p text:style-name="P57">Een docent kan geen vakken bewerken van een andere docent.</text:p>
        </text:list-item>
      </text:list>
      <text:p text:style-name="P3"/>
      <text:p text:style-name="P11"><text:span text:style-name="T30">S</text:span>tudent<text:span text:style-name="T33">en </text:span>: <text:s/><text:span text:style-name="T31">(groep student)</text:span></text:p>
      <text:list xml:id="list211349924" text:style-name="L3">
        <text:list-item>
          <text:p text:style-name="P58">Een student <text:span text:style-name="T1">die toegevoegd is aan een course kan inloggen op de applicatie.</text:span></text:p>
        </text:list-item>
        <text:list-item>
          <text:p text:style-name="P55">een student kan toegekende tijdsloten vrijgeven, of andere aanvragen <text:span text:style-name="T11">door erop te klikken</text:span> (mits slot nog vrij is en totaal niet <text:span text:style-name="T2">meer dan 2</text:span>.)</text:p>
        </text:list-item>
        <text:list-item>
          <text:p text:style-name="P58">Alle aanwezige geschedulde recordings worden getoond <text:span text:style-name="T1">in een grafische weergave en in een lijst.</text:span></text:p>
        </text:list-item>
        <text:list-item>
          <text:p text:style-name="P55">De student kan in zijn tijdslot record schedules toevoegen.</text:p>
        </text:list-item>
        <text:list-item>
          <text:p text:style-name="P59">Schedules aangemaakt in deze webapp, resulteren in een yml file in de corecte opmaak voor de server. Daarna word alles opnieuw ingescheduled. <text:s text:c="2"/></text:p>
        </text:list-item>
        <text:list-item>
          <text:p text:style-name="P55">Als de opname klaar is dan <text:span text:style-name="T2">word dit getoond in de lijs</text:span></text:p>
        </text:list-item>
        <text:list-item>
          <text:p text:style-name="P59">De opname kan ingezipt worden, dit scheelt ongeveer 90%. op de server worden alle zip verzoeken verzameld in een werklijst, en slechts 1 word tegelijk verwerkt.<text:line-break/>In de recording lijst is te zien welk record op dat moment gecomprimeerd word en welke in de wacht staan.</text:p>
        </text:list-item>
        <text:list-item>
          <text:p text:style-name="P59">Zodra zip klaar is kan deze worden gedownload, de zip bevat ook de yml file.</text:p>
        </text:list-item>
        <text:list-item>
          <text:p text:style-name="P60">Recordings die op de server verwerkt zijn tot images <text:span text:style-name="T10">waarin het dopler effect te zien is </text:span>kunnen worden bekeken via deze applicatie.</text:p>
        </text:list-item>
      </text:list>
      <text:p text:style-name="P21"/>
      <text:p text:style-name="P15"><text:soft-page-break/></text:p>
      <text:p text:style-name="P16">Voor beheer doeleinden zijn <text:span text:style-name="T28">mogelijk:</text:span></text:p>
      <text:p text:style-name="P16"/>
      <text:p text:style-name="P18"><text:span text:style-name="T5">s</text:span><text:span text:style-name="T3">uperuser: <text:s text:c="2"/></text:span><text:span text:style-name="T6">(groep </text:span><text:span text:style-name="T7">superuser + vinkje ‘staff status’</text:span><text:span text:style-name="T6">)</text:span></text:p>
      <text:list xml:id="list183453480" text:style-name="L4">
        <text:list-item>
          <text:p text:style-name="P48">Een superuser kan alles wat een docent kan.<text:span text:style-name="T29"> En dat voor alle ingevoerde courses.</text:span></text:p>
        </text:list-item>
        <text:list-item>
          <text:p text:style-name="P50">Als email adres word ingevuld bij user dan krijgt deze ook de verzoeken ingevuld door anonieme gebruikers.</text:p>
        </text:list-item>
        <text:list-item>
          <text:p text:style-name="P50">Superuser heeft ook rechten om users aan te maken (zelfs een admin) </text:p>
        </text:list-item>
      </text:list>
      <text:p text:style-name="P17"><text:s/></text:p>
      <text:p text:style-name="P20"><text:span text:style-name="T9">cms</text:span><text:span text:style-name="T7"> content beheren </text:span><text:span text:style-name="T3">: <text:s/></text:span><text:span text:style-name="T6">(</text:span><text:span text:style-name="T7">cms groep</text:span><text:span text:style-name="T6"> </text:span><text:span text:style-name="T7">+ vinkje ‘staff status’)</text:span></text:p>
      <text:list xml:id="list4167544780" text:style-name="L5">
        <text:list-item>
          <text:p text:style-name="P52"><text:span text:style-name="T32">H</text:span>et cms is een standaard django module, en is te beheren <text:span text:style-name="T32">in de django </text:span>admin site.</text:p>
        </text:list-item>
        <text:list-item>
          <text:p text:style-name="P53">Deze gebruiker kan via de standaard admin interface cms pagina’s beheren. Dit gaat via een web editor die redelijk makkelijk te gebruiken is. </text:p>
        </text:list-item>
        <text:list-item>
          <text:p text:style-name="P61"><text:span text:style-name="T16">A</text:span><text:span text:style-name="T15">ls </text:span><text:span text:style-name="T16">dit de enigste toegekende groep is dan ziet deze gebruiker alleen de cms_admin_main <text:s/>page en een logout menu optie</text:span><text:span text:style-name="T15">.</text:span></text:p>
        </text:list-item>
        <text:list-item>
          <text:p text:style-name="P49"><text:span text:style-name="T31">Ook rechten op treesite omdat daar de tekst van de menu items te veranderen is.</text:span> <text:s/>(<text:span text:style-name="T31">LET OP: </text:span>geen <text:span text:style-name="T31">menu </text:span>items verwijderen of url id’s veranderen)</text:p>
        </text:list-item>
      </text:list>
      <text:p text:style-name="P19"/>
      <text:p text:style-name="P6">Vlak voor het renderen van de pagina word een cms id bepaald via de id van de resolved url en de sitetree menu groep die gebruikt word. en als er onder dat id een cms pagina bestaat dan word die bovenaan de pagina getoond. Dus per url gebruikersgroep combinatie is de mogelijkheid om cms informatie te tonen. </text:p>
      <text:p text:style-name="P6"/>
      <text:p text:style-name="P81">Er is mathJax support toegevoegd dus als je $$LATEX$$ als tekst in cms plaatst, dan zal dit in de browser weergegeven worden als formule. $LATEX$ is inline tekst </text:p>
      <text:p text:style-name="P81">Op internet zijn formule editors te vinden die de benodigde LATEX kunnen genereren.</text:p>
      <text:p text:style-name="P81">(bijvoorbeeld: <text:s/><text:a xlink:type="simple" xlink:href="https://www.codecogs.com/latex/eqneditor.php" text:style-name="Internet_20_link" text:visited-style-name="Visited_20_Internet_20_Link">https://www.codecogs.com/latex/eqneditor.php</text:a>)</text:p>
      <text:p text:style-name="P81"/>
      <text:p text:style-name="P35">Het bepalen van een menu gaat in de volgorde:</text:p>
      <text:p text:style-name="P35"><text:tab/> student, docent/superuser, ‘staff status‘ <text:s/>en anders word anonomous menu getoond</text:p>
      <text:p text:style-name="P6"/>
      <text:p text:style-name="P6"><text:a xlink:type="simple" xlink:href="http://docs.django-cms.org/en/latest/user/reference/index.html" text:style-name="Internet_20_link" text:visited-style-name="Visited_20_Internet_20_Link">http://docs.django-cms.org/en/latest/user/reference/index.html</text:a></text:p>
      <text:p text:style-name="P6"/>
      <text:p text:style-name="P33">Bewerken kan in deze webapplicatie onder de volgende url. </text:p>
      <text:p text:style-name="P34">/admin/cms/page/</text:p>
      <text:p text:style-name="P6"/>
      <text:p text:style-name="P6"><text:span text:style-name="T18">Dit zijn alle mogelijke id’s </text:span><text:span text:style-name="T21">die gebruikt worden in de applicatie</text:span></text:p>
      <text:list xml:id="list1399239368" text:style-name="L6">
        <text:list-item>
          <text:p text:style-name="P63">cms_student_main</text:p>
        </text:list-item>
        <text:list-item>
          <text:p text:style-name="P63">cms_student_course-list</text:p>
        </text:list-item>
        <text:list-item>
          <text:p text:style-name="P63">cms_student_requesttimeslot</text:p>
        </text:list-item>
        <text:list-item>
          <text:p text:style-name="P63">cms_student_servercontrol</text:p>
        </text:list-item>
        <text:list-item>
          <text:p text:style-name="P63">cms_student_downloadFiles</text:p>
        </text:list-item>
        <text:list-item>
          <text:p text:style-name="P63">cms_student_image_gallery</text:p>
          <text:p text:style-name="P63"/>
        </text:list-item>
        <text:list-item>
          <text:p text:style-name="P63">cms_docent_main</text:p>
        </text:list-item>
        <text:list-item>
          <text:p text:style-name="P63">cms_docent_course-list</text:p>
        </text:list-item>
        <text:list-item>
          <text:p text:style-name="P63">cms_docent_course-new</text:p>
        </text:list-item>
        <text:list-item>
          <text:p text:style-name="P63">cms_docent_course-edit</text:p>
        </text:list-item>
        <text:list-item>
          <text:p text:style-name="P63">cms_docent_managetimeslots</text:p>
        </text:list-item>
        <text:list-item>
          <text:p text:style-name="P63">cms_docent_servercontrol</text:p>
        </text:list-item>
        <text:list-item>
          <text:p text:style-name="P63">cms_docent_downloadFiles</text:p>
        </text:list-item>
        <text:list-item>
          <text:p text:style-name="P63">cms_docent_image_gallery</text:p>
        </text:list-item>
      </text:list>
      <text:p text:style-name="P9"/>
      <text:list xml:id="list153648740920116" text:continue-numbering="true" text:style-name="L6">
        <text:list-item>
          <text:p text:style-name="P63">cms_admin_main <text:s text:c="4"/><text:tab/><text:tab/><text:span text:style-name="T35">(iedereen met vinkje ‘staff status’ ziet deze main pagina tenzij je ook groep student of docent/superuser hebt)</text:span></text:p>
          <text:p text:style-name="P63"/>
        </text:list-item>
        <text:list-item>
          <text:p text:style-name="P64">cms_anonymous_main<text:tab/><text:tab/><text:span text:style-name="T35">(deze pagina zie je als je op main url komt en je niet bent ingelogd)</text:span></text:p>
        </text:list-item>
        <text:list-item>
          <text:p text:style-name="P64"><text:soft-page-break/>cms_anonymous_login<text:tab/><text:tab/><text:span text:style-name="T35">(deze pagina zie je bij de inlog pagina)</text:span></text:p>
        </text:list-item>
        <text:list-item>
          <text:p text:style-name="P64">cms_anonymous_request<text:tab/><text:tab/></text:p>
        </text:list-item>
        <text:list-item>
          <text:p text:style-name="P62"><text:span text:style-name="T19">cms_anonymous_downloadFiles <text:s text:c="2"/></text:span><text:span text:style-name="T20">(menuitem is niet zichtbaar in menu)</text:span></text:p>
        </text:list-item>
        <text:list-item>
          <text:p text:style-name="P64">cms_anonymous_image_gallery</text:p>
        </text:list-item>
      </text:list>
      <text:p text:style-name="P9"/>
      <text:p text:style-name="P9"/>
      <text:p text:style-name="P9"/>
      <text:p text:style-name="P4"/>
      <text:p text:style-name="P14"><text:span text:style-name="T3">Admin: <text:s text:c="2"/></text:span><text:span text:style-name="T4">(</text:span><text:span text:style-name="T12">e</text:span><text:span text:style-name="T14">en gebruiker waarbij vinkje ‘</text:span><text:span text:style-name="T13">s</text:span><text:span text:style-name="T14">taff </text:span><text:span text:style-name="T13">status</text:span><text:span text:style-name="T14">’ </text:span><text:span text:style-name="T13">en ‘superuser status’ </text:span><text:span text:style-name="T14">is gezet.</text:span><text:span text:style-name="T13">)</text:span></text:p>
      <text:list xml:id="list2910213167" text:style-name="L7">
        <text:list-item>
          <text:p text:style-name="P51">Een admin kan alles beheren, in de admin site, mocht er iets mis zijn dan kun je dat met de admin rechtzetten, verder zou ik hem niet gebruiken <text:s/></text:p>
        </text:list-item>
        <text:list-item>
          <text:p text:style-name="P51">admin krijgt in doptrack gedeelte het menu admin voorgeschoteld, met alleen een main page en een logout.</text:p>
        </text:list-item>
      </text:list>
      <text:p text:style-name="Heading_20_1"/>
      <text:p text:style-name="Heading_20_1">TAB</text:p>
      <text:p text:style-name="P46">remote server gedeelte:</text:p>
      <text:p text:style-name="P38">Op de doptrack.tudelft.nl server draait een service <text:span text:style-name="T23">doptrackwebappserver</text:span></text:p>
      <text:p text:style-name="P40">Deze service start/stop een python script waarop de webapplicatie een aantal operaties kan uitvoeren. <text:s/></text:p>
      <text:p text:style-name="P25">Deze aanroep is beveiligd middels self signed <text:span text:style-name="T25">client server </text:span>certificaten.</text:p>
      <text:p text:style-name="P25"/>
      <text:p text:style-name="Heading_20_3">Installatie:</text:p>
      <text:p text:style-name="Standard">plaats de volgende bestanden op de server (te vinden in source code remote folder).</text:p>
      <text:list xml:id="list2490280821" text:style-name="L8">
        <text:list-item>
          <text:p text:style-name="P65">DoptrackControlService.py</text:p>
        </text:list-item>
        <text:list-item>
          <text:p text:style-name="P66">ReceiverService.py<text:tab/>(word momenteel niet aangeroeppen) </text:p>
        </text:list-item>
        <text:list-item>
          <text:p text:style-name="P67">settings.py</text:p>
        </text:list-item>
        <text:list-item>
          <text:p text:style-name="P67">common.py</text:p>
        </text:list-item>
        <text:list-item>
          <text:p text:style-name="P66">server <text:span text:style-name="T25">crt en key</text:span></text:p>
        </text:list-item>
        <text:list-item>
          <text:p text:style-name="P66">client crt</text:p>
        </text:list-item>
      </text:list>
      <text:p text:style-name="Standard"/>
      <text:p text:style-name="P22">file <text:s/>init.d/webappservercontrol <text:s/>is het service shell script bovenaan staat in commentaar hoe deze service te activeren is. </text:p>
      <text:p text:style-name="Standard"/>
      <text:p text:style-name="Heading_20_3">Error <text:span text:style-name="T34">logs</text:span>:</text:p>
      <text:p text:style-name="Standard"><text:span text:style-name="T24"><text:tab/>linux os service:<text:tab/><text:tab/></text:span>/var/log/doptrackwebappserver.log</text:p>
      <text:p text:style-name="Standard"><text:tab/><text:span text:style-name="T24">remote python script:<text:tab/><text:tab/></text:span>/var/log/pythonDoptrackServer.log</text:p>
      <text:p text:style-name="Standard"/>
      <text:p text:style-name="Heading_20_3">Verbinding testen:</text:p>
      <text:p text:style-name="P23">Er is een kort testbestand aangemaakt die gebruikt kan worden om de verbinding van webapp naar server te testen <text:s text:c="2"/>remote/test/DoptrackClient_testServerFiles.py</text:p>
      <text:p text:style-name="P23"/>
      <text:p text:style-name="P24">Belangrijk is dat de <text:span text:style-name="T25">genoemde imports aanwezig zijn. (anders merk je dat wel aan de foutmelding) </text:span></text:p>
      <text:p text:style-name="P37">en dat paden naar client en server certificaten kloppen.</text:p>
      <text:p text:style-name="Standard"/>
      <text:p text:style-name="Standard">Als de remote verbinding niet werkt, dan <text:span text:style-name="T25">zijn in de webapp geen </text:span>schedules, recordings of images <text:span text:style-name="T25">te </text:span><text:soft-page-break/>zien.</text:p>
      <text:p text:style-name="Text_20_body"/>
      <text:p text:style-name="P45"/>
      <text:p text:style-name="P5"/>
      <text:p text:style-name="P1"/>
      <text:p text:style-name="P43">DEVELOPER</text:p>
      <text:p text:style-name="Standard">Begonnen is met een standaard django applicatie</text:p>
      <text:p text:style-name="Standard"/>
      <text:p text:style-name="P26">remote server gedeelte</text:p>
      <text:list xml:id="list994748412" text:style-name="L9">
        <text:list-item>
          <text:p text:style-name="P68"><text:span text:style-name="T26">Er bleek python een module te zijn </text:span><text:span text:style-name="T22">rpyc</text:span><text:span text:style-name="T26"> waarmee remote python functies kunnen worden aangeroepen alsof deze lokaal staan. Tot nu toe ben ik er tevreden over.</text:span></text:p>
        </text:list-item>
        <text:list-item>
          <text:p text:style-name="P69">Omdat je ook python scripts kunt doorsturen en die op remote gedeelte kunt uitvoeren, moet de goed beveiligd zijn. Dit kan middels client server certificaten (self signed is goed genoeg)</text:p>
        </text:list-item>
        <text:list-item>
          <text:p text:style-name="P69">De doptrack .tudelft.nl server word elke dag herstart daarom is er een service die ervoor zorgd dat dit python script dan <text:span text:style-name="T36">weer </text:span>geactiveerd word.</text:p>
        </text:list-item>
      </text:list>
      <text:p text:style-name="Standard"/>
      <text:p text:style-name="Standard">huisstijl</text:p>
      <text:list xml:id="list3796319263" text:style-name="L10">
        <text:list-item>
          <text:p text:style-name="P70">huisstijl heb ik ontvangen als zip, deze heb ik in de applicatie geplaatst en gebruikt.</text:p>
        </text:list-item>
        <text:list-item>
          <text:p text:style-name="P71">De huisstijl bevat top menu, kruimelpath, menu boom bottom menu. Op dit moment word alleen top menu gebruikt. </text:p>
        </text:list-item>
      </text:list>
      <text:p text:style-name="P8"/>
      <text:p text:style-name="P36">treesite</text:p>
      <text:list xml:id="list153647356660808" text:continue-numbering="true" text:style-name="L10">
        <text:list-item>
          <text:p text:style-name="P71">Ik heb treesite control gebruikt opdat d<text:span text:style-name="T36">eze een admin module gedeelte heeft</text:span>. <text:span text:style-name="T36">Alles verder configureer werk. Het enigste werk is <text:s/>gebruiken op de goede plek en daarbij een template aanwijzen die de menu boom kan renderen in tudelft huisstijl.</text:span></text:p>
        </text:list-item>
        <text:list-item>
          <text:p text:style-name="P72"><text:span text:style-name="T17">Bij renderen pagina word bepaald welk treesite menu gebruikt moet worden, elke gebruikers groep heeft zijn eigen menu. Hierna kunnen de menus gerenderd worden</text:span>. <text:span text:style-name="T17">En word de geselecteerde menu node bepaald via de url die gevraagd is (netjes via reverse url id zoals het hoort in django). Elke menu node bevat een titel en die word dan gebruikt in de browser.</text:span></text:p>
        </text:list-item>
      </text:list>
      <text:p text:style-name="P7"/>
      <text:p text:style-name="P26">Drag en drop tijdslot manage control voor docent.</text:p>
      <text:list xml:id="list153648983388112" text:continue-numbering="true" text:style-name="L10">
        <text:list-item>
          <text:p text:style-name="P73">Toekenen van studenten aan een tijdslot door de docent word gedaan via redisp drag en drop javascript control. </text:p>
        </text:list-item>
      </text:list>
      <text:p text:style-name="P10"/>
      <text:p text:style-name="P26">Grafische weergave serveractiviteit:</text:p>
      <text:list xml:id="list1015272616" text:style-name="L11">
        <text:list-item>
          <text:p text:style-name="P74">Serveractiviteit control bestaat uit divs (idee eerder geebruikt om in studigids grafisch weer te geven wanneer course gegeven word en wanneer tentame is) en de locaties daarvan worden berekend aan de hand van de schedules en recordings. In de view is de div generator, en de kleurtjes komen van een css.</text:p>
        </text:list-item>
      </text:list>
      <text:p text:style-name="P10"/>
      <text:p text:style-name="P26">Photoswipe image gallery</text:p>
      <text:list xml:id="list1465109561" text:style-name="L12">
        <text:list-item>
          <text:p text:style-name="P75">Photoswipe image javascript library toegevoegd. Dit is een gallery met thumbnails en informatie over image. Als een image geselecteerd word, dan word deze vergroot weergegeven (werkt ook op mobiel door te swipen) images staan op de server, via remote control worden alle image namen opgehaald, eventueel word een thumbnail aangemaakt, en de webapp cached deze volledige set voor 1 uur. Als er minder</text:p>
        </text:list-item>
      </text:list>
      <text:p text:style-name="P10"/>
      <text:p text:style-name="P77">django cms</text:p>
      <text:list xml:id="list1078136324" text:style-name="L13">
        <text:list-item>
          <text:p text:style-name="P78">standaard django cms toegevoegd</text:p>
        </text:list-item>
      </text:list>
      <text:p text:style-name="P77"/>
      <text:p text:style-name="P77">mathjax django module</text:p>
      <text:list xml:id="list1350457218" text:style-name="L14">
        <text:list-item>
          <text:p text:style-name="P79">grafisch weergeven van formules in browser, middels LaTeX notatie.<text:line-break/><text:soft-page-break/>Het javascript draait in browser en controleert gehele document op $$LATEX$$ of $LATEX$, als deze gevonden word dan word dit omgezet in een grafische formule.<text:line-break/>$$ is appart centraal veld en $ is inline tekst.<text:line-break/></text:p>
          <text:p text:style-name="P79">(<text:span text:style-name="T37">D</text:span>it is dus niet speciaal voor cms <text:span text:style-name="T37">het werkt in gehele applicatie</text:span>)<text:line-break/></text:p>
        </text:list-item>
      </text:list>
      <text:p text:style-name="P77"/>
      <text:list xml:id="list153647273055241" text:continue-list="list1078136324" text:style-name="L13">
        <text:list-header>
          <text:p text:style-name="P78"/>
        </text:list-header>
      </text:list>
      <text:p text:style-name="P27"/>
      <text:p text:style-name="P3"/>
      <text:p text:style-name="P44">Database content</text:p>
      <text:p text:style-name="P39"/>
      <text:p text:style-name="P39">TODO EXPORT ALL</text:p>
      <text:p text:style-name="P39">TODO export sitetree <text:s/>(menu instellingen voor gebruikers groepen)</text:p>
      <text:p text:style-name="P39"/>
      <text:p text:style-name="P39"/>
      <text:p text:style-name="Heading_20_2">export cms (including media dir)</text:p>
      <text:p text:style-name="P41">De python django code word beheerd door de developer, deze word geplaatst in de docker image.</text:p>
      <text:p text:style-name="P41">De docker image kan dan overal gedraaid worden. </text:p>
      <text:p text:style-name="P41"/>
      <text:p text:style-name="P41">De data (database en media files) leeft in productie en moet verplaatst kunnen worden tussen de OTAP Omgevingen. <text:s/>A --&gt; P, <text:s text:c="2"/>P--&gt; A, <text:s/>P --&gt; O, <text:s text:c="4"/>O --&gt;T--&gt;A--&gt;P <text:s/></text:p>
      <text:p text:style-name="P42">Dus plaatsen bij docker files, dan kun je ze overal inchecken of vervangen, of lokaal overzetten naar je ontwikkel omgeving</text:p>
      <text:p text:style-name="P41"/>
      <text:p text:style-name="P41"/>
      <text:p text:style-name="P39"/>
      <text:p text:style-name="P39"/>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tab-stop-distance="0.5in" style:writing-mode="lr-tb"/>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style:style>
    <style:style style:name="Document_20_Title" style:display-name="Document Title" style:family="paragraph" style:next-style-name="Standard">
      <style:paragraph-properties fo:text-align="center" style:justify-single-word="false"/>
      <style:text-properties fo:font-size="24pt" fo:font-weight="bold"/>
    </style:style>
    <style:style style:name="Head_20_1" style:display-name="Head 1" style:family="paragraph" style:next-style-name="Standard" style:default-outline-level="1">
      <style:text-properties fo:font-size="20pt" fo:font-weight="bold"/>
    </style:style>
    <style:style style:name="Head_20_2" style:display-name="Head 2" style:family="paragraph" style:next-style-name="Standard" style:default-outline-level="2">
      <style:text-properties fo:font-size="16pt" fo:font-weight="bold"/>
    </style:style>
    <style:style style:name="Head_20_3" style:display-name="Head 3" style:family="paragraph" style:next-style-name="Standard" style:default-outline-level="3">
      <style:text-properties fo:font-size="12pt" fo:font-weight="bold"/>
    </style:style>
    <style:style style:name="Enumerated_20_List" style:display-name="Enumerated List" style:family="paragraph" style:list-style-name="Numbering_20_Style_20_for_20_Enumerated_20_List">
      <style:text-properties fo:font-size="12pt"/>
    </style:style>
    <style:style style:name="Alphabetical_20_List" style:display-name="Alphabetical List" style:family="paragraph" style:list-style-name="Numbering_20_Style_20_for_20_Alphabetical_20_List">
      <style:text-properties fo:font-size="12pt"/>
    </style:style>
    <style:style style:name="Bullet_20_List" style:display-name="Bullet List" style:family="paragraph" style:list-style-name="Numbering_20_Style_20_for_20_Bullet_20_List">
      <style:text-properties fo:font-size="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Style_20_for_20_Head_20_1" style:display-name="Numbering Style for Head 1">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Head_20_2" style:display-name="Numbering Style for Head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Head_20_3" style:display-name="Numbering Style for Head 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Enumerated_20_List" style:display-name="Numbering Style for Enumerated List">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Alphabetical_20_List" style:display-name="Numbering Style for Alphabetical List">
      <text:list-level-style-number text:level="1"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Bullet_20_List" style:display-name="Numbering Style for Bullet List">
      <text:list-level-style-bullet text:level="1"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835in" fo:margin-bottom="0.5835in" fo:margin-left="0.7917in" fo:margin-right="0.7917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line-style="solid" style:adjustment="left" style:rel-width="2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Build-2</meta:generator>
    <meta:editing-cycles>27</meta:editing-cycles>
    <meta:creation-date>2008-08-22T11:41:04</meta:creation-date>
    <dc:date>2018-04-19T15:36:46.811245925</dc:date>
    <meta:editing-duration>P14DT23H13M58S</meta:editing-duration>
    <meta:document-statistic meta:table-count="0" meta:image-count="0" meta:object-count="0" meta:page-count="6" meta:paragraph-count="128" meta:word-count="1638" meta:character-count="10250" meta:non-whitespace-character-count="8740"/>
  </office:meta>
</office:document-meta>
</file>